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Helvetica Neue', Helvetica, Arial, sans-serif"/>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paragraph-properties fo:text-align="center"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style:font-name="Times New Roman" fo:font-size="12pt" style:font-size-asian="12pt" style:font-size-complex="12pt"/>
    </style:style>
    <style:style style:name="P5" style:family="paragraph" style:parent-style-name="Standard">
      <style:paragraph-properties fo:text-align="start" style:justify-single-word="false"/>
      <style:text-properties style:use-window-font-color="true" style:font-name="Times New Roman" fo:font-size="12pt" style:font-size-asian="12pt" style:font-size-complex="12pt"/>
    </style:style>
    <style:style style:name="P6" style:family="paragraph" style:parent-style-name="Standard">
      <style:paragraph-properties fo:text-align="start" style:justify-single-word="false"/>
      <style:text-properties fo:font-variant="normal" fo:text-transform="none" style:use-window-font-color="true" style:font-name="Times New Roman" fo:font-size="13pt" fo:letter-spacing="normal" fo:font-style="normal" fo:font-weight="normal" style:font-size-asian="12pt" style:font-style-asian="normal" style:font-size-complex="12pt" style:font-style-complex="normal"/>
    </style:style>
    <style:style style:name="P7" style:family="paragraph" style:parent-style-name="Standard">
      <style:paragraph-properties fo:text-align="center" style:justify-single-word="false"/>
      <style:text-properties fo:font-variant="normal" fo:text-transform="none" style:use-window-font-color="true" style:font-name="Times New Roman" fo:font-size="13pt" fo:letter-spacing="normal" fo:font-style="normal" fo:font-weight="normal" style:font-size-asian="12pt" style:font-style-asian="normal" style:font-size-complex="12pt" style:font-style-complex="normal"/>
    </style:style>
    <style:style style:name="P8" style:family="paragraph" style:parent-style-name="Standard">
      <style:paragraph-properties fo:text-align="start" style:justify-single-word="false"/>
      <style:text-properties fo:font-variant="normal" fo:text-transform="none" style:use-window-font-color="true" style:font-name="Times New Roman" fo:font-size="12pt" fo:letter-spacing="normal" fo:font-style="normal" fo:font-weight="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style:use-window-font-color="true" fo:letter-spacing="normal" fo:font-style="normal" fo:font-weight="normal"/>
    </style:style>
    <style:style style:name="T4" style:family="text">
      <style:text-properties fo:font-variant="normal" fo:text-transform="none" style:use-window-font-color="true" fo:letter-spacing="normal" fo:font-style="normal" fo:font-weight="normal" style:font-style-asian="normal" style:font-style-complex="normal"/>
    </style:style>
    <style:style style:name="T5" style:family="text">
      <style:text-properties fo:font-variant="normal" fo:text-transform="none" style:use-window-font-color="true" fo:letter-spacing="normal" fo:font-style="italic" fo:font-weight="normal"/>
    </style:style>
    <style:style style:name="T6" style:family="text">
      <style:text-properties fo:font-variant="normal" fo:text-transform="none" style:use-window-font-color="true" fo:letter-spacing="normal" fo:font-style="italic" fo:font-weight="normal" style:font-style-asian="italic" style:font-style-complex="italic"/>
    </style:style>
    <style:style style:name="T7" style:family="text">
      <style:text-properties fo:font-variant="normal" fo:text-transform="none" style:use-window-font-color="true" fo:font-size="13pt" fo:letter-spacing="normal" fo:font-style="normal" fo:font-weight="normal"/>
    </style:style>
    <style:style style:name="T8" style:family="text">
      <style:text-properties fo:font-variant="normal" fo:text-transform="none" style:use-window-font-color="true" fo:font-size="13pt" fo:letter-spacing="normal" fo:font-style="normal" fo:font-weight="normal" style:font-style-asian="normal" style:font-style-complex="normal"/>
    </style:style>
    <style:style style:name="T9" style:family="text">
      <style:text-properties fo:font-variant="normal" fo:text-transform="none" fo:letter-spacing="normal" fo:font-style="normal" fo:font-weight="normal" style:font-style-asian="normal" style:font-style-complex="normal"/>
    </style:style>
    <style:style style:name="T10" style:family="text">
      <style:text-properties fo:font-variant="normal" fo:text-transform="none" fo:letter-spacing="normal" fo:font-style="italic" fo:font-weight="normal" style:font-style-asian="italic" style:font-style-complex="italic"/>
    </style:style>
    <style:style style:name="T11" style:family="text">
      <style:text-properties fo:font-variant="normal" fo:text-transform="none" fo:color="#000000" style:font-name="Open Sans" fo:font-size="10.5pt" fo:letter-spacing="normal" fo:font-style="normal" fo:font-weight="normal" style:font-style-asian="normal" style:font-style-complex="normal"/>
    </style:style>
    <style:style style:name="T12" style:family="text">
      <style:text-properties fo:font-variant="normal" fo:text-transform="none" fo:color="#000000" style:font-name="Open Sans" fo:font-size="10.5pt" fo:letter-spacing="normal" fo:font-style="normal" fo:font-weight="normal" style:font-style-asian="italic" style:font-style-complex="italic"/>
    </style:style>
    <style:style style:name="T13" style:family="text">
      <style:text-properties fo:font-variant="normal" fo:text-transform="none" fo:color="#000000" style:font-name="Open Sans" fo:font-size="10.5pt" fo:letter-spacing="normal" fo:font-style="italic" fo:font-weight="normal" style:font-style-asian="normal" style:font-style-complex="normal"/>
    </style:style>
    <style:style style:name="T14" style:family="text">
      <style:text-properties fo:font-variant="normal" fo:text-transform="none" fo:color="#000000" style:font-name="Open Sans" fo:font-size="10.5pt" fo:letter-spacing="normal" fo:font-style="italic" fo:font-weight="normal" style:font-style-asian="italic" style:font-style-complex="italic"/>
    </style:style>
    <style:style style:name="T15" style:family="text">
      <style:text-properties style:use-window-font-color="true"/>
    </style:style>
    <style:style style:name="T16" style:family="text">
      <style:text-properties style:use-window-font-color="true" fo:font-size="13pt"/>
    </style:style>
    <style:style style:name="T17" style:family="text">
      <style:text-properties fo:font-size="13pt"/>
    </style:style>
    <style:style style:name="T18" style:family="text">
      <style:text-properties fo:font-size="13pt"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bert Ritchie</text:p>
      <text:p text:style-name="P2">Doctor Stefanie Dunning</text:p>
      <text:p text:style-name="P2">English 144 A</text:p>
      <text:p text:style-name="P2">11 September 2015</text:p>
      <text:p text:style-name="P3">I'd Prefer Not to Be Confined by Society</text:p>
      <text:p text:style-name="P4"><text:tab/>Society is dominated by a set of values which, whether one believes in them or not, dictate the way that people live their lives<text:span text:style-name="T17">.</text:span> There are many expectations of people from society to gender roles to the desire to get a job and work for a living or even the stigma that exists about being overweight<text:span text:style-name="T17">.</text:span> In his short story “Bartleby the Scrivener: A Story of Wall-street”, Herman Melville criticizes some of these expectations<text:span text:style-name="T17">.</text:span> Through the interaction of the character Bartleby with the world and people around him, Melville actively challenges societal norms, such as the importance of a strong work ethic<text:span text:style-name="T17">.</text:span></text:p>
      <text:p text:style-name="P4"><text:tab/>In order for the theme of the story to be applicable to all of society, it is important to establish how the narrator personifies American society in a way<text:span text:style-name="T17">.</text:span> In his introduction, the narrator emphasizes all of his qualities that make him seem just like everyone else<text:span text:style-name="T17">.</text:span> He believes that “the easiest way of life is the best” and that “all who know me consider me an eminently <text:span text:style-name="T1">safe</text:span><text:span text:style-name="T2"> man</text:span><text:span text:style-name="T18">.</text:span><text:span text:style-name="T2">” On top of these bland unimpressive qualities, his situation is fairly normal</text:span><text:span text:style-name="T18">.</text:span><text:span text:style-name="T2"> He has an unambitious job in which he is not poor but lives comfortably, his office is situated with a great view of a “lofty brick wall”, and has a shallow understanding of his co-workers' personalities</text:span><text:span text:style-name="T18">.</text:span><text:span text:style-name="T2"> One of the most important traits the narrator asserts about himself is his desire to avoid conflict</text:span><text:span text:style-name="T18">.</text:span><text:span text:style-name="T2"> He states that “nothing so aggravates an earnest person as a passive resistance” revealing his desire for conformity</text:span><text:span text:style-name="T18">.</text:span><text:span text:style-name="T2"> As Dillingham puts it, “never in literature has there been a greater advocate for not rocking the boat</text:span><text:span text:style-name="T18">.</text:span><text:span text:style-name="T2">” (22) This assertion is central for the narrator as a representative of society because much of the story revolves around the desire to avoid disturbing the </text:span><text:soft-page-break/><text:span text:style-name="T2">peace of a normal society</text:span><text:span text:style-name="T18">.</text:span><text:span text:style-name="T2"> </text:span></text:p>
      <text:p text:style-name="P4"><text:tab/>The first and most obvious way in which Melville challenges the social norms is the narrator's interactions with Bartleby, specifically the extent to which he helps Bartleby<text:span text:style-name="T17">.</text:span> The narrator attempts to politely help Bartleby in all the s<text:span text:style-name="T15">ocially acceptable ways</text:span><text:span text:style-name="T16">.</text:span><text:span text:style-name="T15"> He offers Bartleby more money than he owes him and offers to pay the expenses for Bartleby to return to his home</text:span><text:span text:style-name="T16">.</text:span><text:span text:style-name="T15"> Naturally, Bartleby does not accept any of these offers, and “</text:span><text:span text:style-name="T3">the benevolent potential of the narrator can never be actualized in terms of positive effects on Bartleby's life</text:span><text:span text:style-name="T15"> ” (Nixon) but it is important that the Narrat</text:span>or offers these things and no more<text:span text:style-name="T17">.</text:span> While according to the social norms, the Narrator did all that he reasonably should to help someone in Bartleby's situations, Melville prompts the reader to question the sufficiency of these offers<text:span text:style-name="T17">.</text:span> They do not end up helping Bartleby in any way, and the narrator continues to feel pity for Bartleby throughout the story, but allows Bartleby to starve to death in prison anyway<text:span text:style-name="T17">.</text:span> The question that Melville is posing here is “Why should the narrator only have gone as far as he did to help Bartleby?” The guilt weighing on the narrator's mind and Bartleby's pathetic descriptions and lack of motivation only serve to make the reader wish to help him in some way, which introduces the idea that just because what the narrator did was the socially acceptable amount, maybe it was not enough to truly help<text:span text:style-name="T17">.</text:span></text:p>
      <text:p text:style-name="P4"><text:tab/>Another important aspect of the relationship between the narrator and Bartleby is their relationship as boss and worker<text:span text:style-name="T17">.</text:span> As far as bosses go, the narrator is exceptionally lenient with Bartleby, however this can be attributed to his aforementioned desire to avoid conflict<text:span text:style-name="T17">.</text:span> Initially, the narrator is extremely pleased with Bartleby's work, “I [the narrator] should have been quite delighted with his application, he had been cheerfully industrious<text:span text:style-name="T17">.</text:span>” As well as his misunderstanding that Bartleby was taking a break from work because he strained his eyes after working so tirelessly, this justifies his decision to <text:span text:style-name="T15">cut Bartleby slack</text:span><text:span text:style-name="T16">.</text:span><text:span text:style-name="T15"> However, when Bartleby's preference to not becomes chronic, the </text:span><text:soft-page-break/><text:span text:style-name="T15">narrator's attitude shifts</text:span><text:span text:style-name="T16">.</text:span><text:span text:style-name="T15"> He even states that “</text:span><text:span text:style-name="T3">With any other man I should have flown outright into a dreadful passion, scorned all further words, and thrust him ignominiously from my presence</text:span><text:span text:style-name="T7">.</text:span><text:span text:style-name="T3"> But there was something about Bartleby that not only strangely disarmed me, but in a wonderful manner touched and disconcerted me</text:span><text:span text:style-name="T7">.</text:span><text:span text:style-name="T15">” This seemingly arbitrary decision to make an exception for Bartleby contributes to the reader's empathy for Bartleby</text:span><text:span text:style-name="T16">.</text:span><text:span text:style-name="T15"> Bartleby is not willing to work, but he is constantly given human traits and is presented in a pathetic manner</text:span><text:span text:style-name="T16">.</text:span><text:span text:style-name="T15"> By revealing that there is something about Bartleby that makes him surprisingly endearing Melville is challenging the American ideal that anyone not willing to work is worthless</text:span><text:span text:style-name="T16">.</text:span></text:p>
      <text:p text:style-name="P4"><text:span text:style-name="T15"><text:tab/>Bartleby causes much tension and anger in the office</text:span><text:span text:style-name="T16">.</text:span><text:span text:style-name="T15"> Turkey threatens to give him two black eyes, Nippers wants to forcibly throw him out of the office and even the narrator has a few moments of outrage at Bartleby</text:span><text:span text:style-name="T16">.</text:span><text:span text:style-name="T15"> It is reasonable to fire Bartleby for his negligence in his work, but the people around him get much angrier about it than simply dismissing him</text:span><text:span text:style-name="T16">.</text:span><text:span text:style-name="T15"> It is almost as if they take his refusal to work as a personal insult, which leads to Melville's next criticism of society</text:span><text:span text:style-name="T16">.</text:span><text:span text:style-name="T15"> Nixon suggests that the reason for the outrage at Bartleby's inaction is that “</text:span><text:span text:style-name="T3">more than simply stifled potential communication, Bartleby's silences also constitute a potentially threatening transgression of hegemonic social behavior</text:span><text:span text:style-name="T15">”</text:span><text:span text:style-name="T16">.</text:span><text:span text:style-name="T15"> Bartleby is a threat to society</text:span><text:span text:style-name="T16">.</text:span><text:span text:style-name="T15"> To allow him to continue as he is would be to contradict the idea that one's worth can be based on his work ethic</text:span><text:span text:style-name="T16">.</text:span><text:span text:style-name="T15"> The way in that Melville fights against this is in all the ways that he makes Bartleby endearing to the reader</text:span><text:span text:style-name="T16">.</text:span><text:span text:style-name="T15"> The narrator is fond of Bartleby and even presents the idea that Bartleby is not really hurting anybody, so maybe it would just be best to let him live as he wants</text:span><text:span text:style-name="T16">.</text:span><text:span text:style-name="T15"> These things prompt the reader to support Bartleby in a way and thus question the ideals that contribute to his downfall</text:span><text:span text:style-name="T16">.</text:span></text:p>
      <text:p text:style-name="P4"><text:span text:style-name="T15"><text:tab/>Melville touches on the idea of how society places constraints on free will</text:span><text:span text:style-name="T16">.</text:span><text:span text:style-name="T15"> Nobody in the story </text:span><text:soft-page-break/><text:span text:style-name="T15">truly has free will, the ability to act at one's own discretion, because society penalizes those who do not follow it</text:span><text:span text:style-name="T16">.</text:span><text:span text:style-name="T15"> Bartleby is the most prevalent example for this topic</text:span><text:span text:style-name="T16">.</text:span><text:span text:style-name="T15"> He decides to make his own decisions on how he should live but ends up being thrown in jail for it, “Bartleby with his increasing physical confinements which ends in the Tombs, remains as independent as one can be” (Dillinger 43)</text:span><text:span text:style-name="T16">.</text:span><text:span text:style-name="T15"> The narrator is in the opposite situation from Bartleby, he is completely free to go wherever he pleases, however he feels the pressure of society in his decisions and mindset</text:span><text:span text:style-name="T16">.</text:span><text:span text:style-name="T15"> When trying to get Bartleby to leave the office he says that “</text:span><text:span text:style-name="T3">If you do not go away from these premises before night, I shall feel bound—indeed I </text:span><text:span text:style-name="T5">am </text:span><text:span text:style-name="T3">bound—to—to—to quit the premises myself!” Here it is clear that he is heavily influenced by society to find a new office entirely to avoid the situation Bartleby is putting him in</text:span><text:span text:style-name="T7">.</text:span><text:span text:style-name="T3"> As Dillinger puts it “the lawyer […] is free to come and go as he likes, but it a slave to fear” (43)</text:span><text:span text:style-name="T7">.</text:span><text:span text:style-name="T3"> This idea of trading independence for physical freedom is similar to Jean-Jacques Rousseau's </text:span><text:span text:style-name="T6">The Social Contract</text:span><text:span text:style-name="T4"> in which he argues that one forfeits certain liberties to gain some protection from government</text:span><text:span text:style-name="T8">.</text:span><text:span text:style-name="T4"> Melville challenges this by showing that whether or not one follows the social norms, he is not truly free as in the cases of Bartleby and the narrator</text:span><text:span text:style-name="T8">.</text:span></text:p>
      <text:p text:style-name="P4"><text:span text:style-name="T4"><text:tab/>Bartleby serves as Melville's medium to argue against the expectations of society</text:span><text:span text:style-name="T8">.</text:span><text:span text:style-name="T4"> Melville makes him a likable character in order to make the reader question all of the things that stand in his way</text:span><text:span text:style-name="T8">.</text:span><text:span text:style-name="T4"> He is not arguing that everybody should disregard society but rather that society is putting limits on everyone</text:span><text:span text:style-name="T8">.</text:span><text:span text:style-name="T4"> This idea is not only relevant today, it is also becoming a highly discussed topic</text:span><text:span text:style-name="T8">.</text:span><text:span text:style-name="T4"> More and more people are beginning to recognize and fight against expectations of society that they feel are unfair</text:span><text:span text:style-name="T8">.</text:span></text:p>
      <text:p text:style-name="P6"/>
      <text:p text:style-name="P6"/>
      <text:p text:style-name="P7"><text:soft-page-break/>Works Cited</text:p>
      <text:p text:style-name="P5"><text:span text:style-name="T11">Dillingham, William B. </text:span><text:span text:style-name="T13">Melville's Short Fiction: 1853-1856</text:span><text:span text:style-name="T11">. Athens: U of Georgia, 1986. Print.</text:span><text:span text:style-name="T9"> </text:span></text:p>
      <text:p text:style-name="P5"><text:span text:style-name="T9">Melville, Herman. </text:span><text:span text:style-name="T10">Bartleby the Scrivener: A Story of Wall-street</text:span><text:span text:style-name="T9">. New York: G. P. Putnam &amp; Co, <text:tab/>1853. Bartleby.com. Web. <text:s/>27 August 2015.</text:span></text:p>
      <text:p text:style-name="P5"><text:span text:style-name="T12">Nixon, Kari. "If You Don't Know Me by Now: The Failure of Care in "Bartleby the Scrivener"" </text:span><text:span text:style-name="T14">Disability <text:tab/>Studies Quarterly </text:span><text:span text:style-name="T12">34.4 (2014): n. pag. </text:span><text:span text:style-name="T14">MLA International Bibliography</text:span><text:span text:style-name="T12">. Web. 4 Sept. 2015.</text:span><text:span text:style-name="T10"> </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Helvetica Neue', Helvetica, Arial, sans-serif"/>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chie <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09-09T19:48:20.55</meta:creation-date>
    <dc:date>2015-09-10T23:04:26.98</dc:date>
    <dc:creator>Robert Ritchie</dc:creator>
    <meta:editing-duration>PT2H33M40S</meta:editing-duration>
    <meta:editing-cycles>3</meta:editing-cycles>
    <meta:generator>OpenOffice/4.1.1$Win32 OpenOffice.org_project/411m6$Build-9775</meta:generator>
    <meta:document-statistic meta:table-count="0" meta:image-count="0" meta:object-count="0" meta:page-count="5" meta:paragraph-count="17" meta:word-count="1427" meta:character-count="8460"/>
  </office:meta>
</office:document-meta>
</file>